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dicatedSortedBag.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SortedBag.getSortedB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SortedBag.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SortedBag.decorate( SortedBag bag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SortedBag.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SortedBag.PredicatedSortedBag( SortedBag bag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